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imathoptions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708cm" table:align="margins"/>
    </style:style>
    <style:style style:name="Tableau1.A" style:family="table-column">
      <style:table-column-properties style:column-width="2.214cm" style:rel-column-width="8191*"/>
    </style:style>
    <style:style style:name="Tableau1.H" style:family="table-column">
      <style:table-column-properties style:column-width="2.215cm" style:rel-column-width="819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8.63cm" fo:margin-left="-0.923cm" table:align="left"/>
    </style:style>
    <style:style style:name="Tableau2.A" style:family="table-column">
      <style:table-column-properties style:column-width="2.986cm"/>
    </style:style>
    <style:style style:name="Tableau2.B" style:family="table-column">
      <style:table-column-properties style:column-width="6.218cm"/>
    </style:style>
    <style:style style:name="Tableau2.C" style:family="table-column">
      <style:table-column-properties style:column-width="9.426cm"/>
    </style:style>
    <style:style style:name="Tableau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.C1" style:family="table-cell">
      <style:table-cell-properties style:vertical-align="middle" fo:padding="0.097cm" fo:border="0.5pt solid #000000"/>
    </style:style>
    <style:style style:name="Tableau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45f06"/>
    </style:style>
    <style:style style:name="P2" style:family="paragraph" style:parent-style-name="Standard">
      <style:text-properties officeooo:rsid="00145f06" officeooo:paragraph-rsid="00145f06"/>
    </style:style>
    <style:style style:name="P3" style:family="paragraph" style:parent-style-name="Table_20_Contents">
      <style:paragraph-properties fo:text-align="center" style:justify-single-word="false"/>
      <style:text-properties officeooo:rsid="00145f06" officeooo:paragraph-rsid="00145f06"/>
    </style:style>
    <style:style style:name="P4" style:family="paragraph" style:parent-style-name="Standard">
      <style:text-properties fo:font-size="14pt" fo:font-weight="bold" officeooo:rsid="00145f06" officeooo:paragraph-rsid="00145f06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9c2fe" officeooo:paragraph-rsid="0019c2fe"/>
    </style:style>
    <style:style style:name="P6" style:family="paragraph" style:parent-style-name="Table_20_Contents">
      <style:paragraph-properties fo:text-align="start" style:justify-single-word="false"/>
      <style:text-properties officeooo:rsid="0019c2fe" officeooo:paragraph-rsid="0019c2fe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45f06" officeooo:paragraph-rsid="00145f06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Comic Sans MS" fo:font-style="normal" officeooo:rsid="00171443" officeooo:paragraph-rsid="00171443"/>
    </style:style>
    <style:style style:name="P9" style:family="paragraph" style:parent-style-name="Table_20_Contents">
      <style:paragraph-properties fo:text-align="start" style:justify-single-word="false"/>
      <style:text-properties style:font-name="Comic Sans MS" fo:font-style="normal" officeooo:rsid="00189e32" officeooo:paragraph-rsid="00189e32"/>
    </style:style>
    <style:style style:name="P10" style:family="paragraph" style:parent-style-name="Table_20_Contents">
      <style:paragraph-properties fo:text-align="start" style:justify-single-word="false"/>
      <style:text-properties officeooo:rsid="00152c2c" officeooo:paragraph-rsid="00152c2c"/>
    </style:style>
    <style:style style:name="P11" style:family="paragraph" style:parent-style-name="Table_20_Contents">
      <style:paragraph-properties fo:text-align="center" style:justify-single-word="false"/>
      <style:text-properties officeooo:rsid="00152c2c" officeooo:paragraph-rsid="00152c2c"/>
    </style:style>
    <style:style style:name="P12" style:family="paragraph" style:parent-style-name="Table_20_Contents">
      <style:paragraph-properties fo:text-align="start" style:justify-single-word="false"/>
      <style:text-properties officeooo:rsid="00171443" officeooo:paragraph-rsid="00171443"/>
    </style:style>
    <style:style style:name="P13" style:family="paragraph" style:parent-style-name="Table_20_Contents">
      <style:paragraph-properties fo:text-align="start" style:justify-single-word="false"/>
      <style:text-properties officeooo:rsid="00189e32" officeooo:paragraph-rsid="00189e32"/>
    </style:style>
    <style:style style:name="P14" style:family="paragraph" style:parent-style-name="Standard">
      <style:text-properties officeooo:paragraph-rsid="00145f06"/>
    </style:style>
    <style:style style:name="P15" style:family="paragraph" style:parent-style-name="Standard">
      <style:text-properties officeooo:rsid="0019c2fe" officeooo:paragraph-rsid="0019c2fe"/>
    </style:style>
    <style:style style:name="P16" style:family="paragraph" style:parent-style-name="Standard">
      <style:text-properties style:font-name="Comic Sans MS" fo:font-style="normal" officeooo:paragraph-rsid="00145f06"/>
    </style:style>
    <style:style style:name="T1" style:family="text">
      <style:text-properties officeooo:rsid="00145f06"/>
    </style:style>
    <style:style style:name="T2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3" style:family="text">
      <style:text-properties style:font-name="Comic Sans MS" fo:font-style="normal"/>
    </style:style>
    <style:style style:name="T4" style:family="text">
      <style:text-properties style:font-name="Comic Sans MS" fo:font-style="normal" officeooo:rsid="0019c2fe"/>
    </style:style>
    <style:style style:name="T5" style:family="text">
      <style:text-properties officeooo:rsid="00171443"/>
    </style:style>
    <style:style style:name="T6" style:family="text">
      <style:text-properties officeooo:rsid="00189e32"/>
    </style:style>
    <style:style style:name="T7" style:family="text">
      <style:text-properties officeooo:rsid="0019c2fe"/>
    </style:style>
    <style:style style:name="T8" style:family="text">
      <style:text-properties officeooo:rsid="001b9c11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asse BTS GPN <text:s text:c="8"/><text:span text:style-name="T2">Fiche d’exercices</text:span></text:p>
      <text:p text:style-name="P4"><text:span text:style-name="T2"/></text:p>
      <text:p text:style-name="P4">Exercice 1 :<text:span text:style-name="T5">Ajustement linéaire par la méthode des moindres carrées.</text:span></text:p>
      <text:p text:style-name="P4"/>
      <text:p text:style-name="P1">Dans la série statistique <text:span text:style-name="T1">double </text:span>suivante, X représente le nombre de jours <text:s/>d’exposition au soleil d’une feuille et <text:span text:style-name="T1">Y</text:span> le nombre de stomates aérifères au millimètre carré : </text:p>
      <text:p text:style-name="P1"/>
      <table:table table:name="Tableau1" table:style-name="Tableau1">
        <table:table-column table:style-name="Tableau1.A" table:number-columns-repeated="7"/>
        <table:table-column table:style-name="Tableau1.H"/>
        <table:table-row>
          <table:table-cell table:style-name="Tableau1.A1" office:value-type="string">
            <text:p text:style-name="P3">x</text:p>
          </table:table-cell>
          <table:table-cell table:style-name="Tableau1.A1" office:value-type="string">
            <text:p text:style-name="P3">2</text:p>
          </table:table-cell>
          <table:table-cell table:style-name="Tableau1.A1" office:value-type="string">
            <text:p text:style-name="P3">4</text:p>
          </table:table-cell>
          <table:table-cell table:style-name="Tableau1.A1" office:value-type="string">
            <text:p text:style-name="P3">8</text:p>
          </table:table-cell>
          <table:table-cell table:style-name="Tableau1.A1" office:value-type="string">
            <text:p text:style-name="P3">10</text:p>
          </table:table-cell>
          <table:table-cell table:style-name="Tableau1.A1" office:value-type="string">
            <text:p text:style-name="P3">24</text:p>
          </table:table-cell>
          <table:table-cell table:style-name="Tableau1.A1" office:value-type="string">
            <text:p text:style-name="P3">40</text:p>
          </table:table-cell>
          <table:table-cell table:style-name="Tableau1.H1" office:value-type="string">
            <text:p text:style-name="P3">52</text:p>
          </table:table-cell>
        </table:table-row>
        <table:table-row>
          <table:table-cell table:style-name="Tableau1.A2" office:value-type="string">
            <text:p text:style-name="P3">y</text:p>
          </table:table-cell>
          <table:table-cell table:style-name="Tableau1.A2" office:value-type="string">
            <text:p text:style-name="P3">6</text:p>
          </table:table-cell>
          <table:table-cell table:style-name="Tableau1.A2" office:value-type="string">
            <text:p text:style-name="P3">11</text:p>
          </table:table-cell>
          <table:table-cell table:style-name="Tableau1.A2" office:value-type="string">
            <text:p text:style-name="P3">15</text:p>
          </table:table-cell>
          <table:table-cell table:style-name="Tableau1.A2" office:value-type="string">
            <text:p text:style-name="P3">20</text:p>
          </table:table-cell>
          <table:table-cell table:style-name="Tableau1.A2" office:value-type="string">
            <text:p text:style-name="P3">39</text:p>
          </table:table-cell>
          <table:table-cell table:style-name="Tableau1.A2" office:value-type="string">
            <text:p text:style-name="P3">62</text:p>
          </table:table-cell>
          <table:table-cell table:style-name="Tableau1.H2" office:value-type="string">
            <text:p text:style-name="P3">85</text:p>
          </table:table-cell>
        </table:table-row>
      </table:table>
      <text:p text:style-name="P1"/>
      <text:p text:style-name="P7">On donne les formules suivantes :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2" office:value-type="string">
            <text:p text:style-name="P10">Moyen<text:span text:style-name="T3">ne de X : <text:s text:c="5"/></text:span><text:span text:style-name="T3"><draw:frame draw:style-name="fr2" draw:name="Objet3" text:anchor-type="as-char" svg:y="-1.03cm" svg:width="2.141cm" svg:height="1.681cm" draw:z-index="0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    </table:table-cell>
          <table:covered-table-cell/>
          <table:table-cell table:style-name="Tableau2.C1" office:value-type="string">
            <text:p text:style-name="P10">Moyen<text:span text:style-name="T3">ne de Y : <text:s text:c="7"/></text:span><text:span text:style-name="T3"><draw:frame draw:style-name="fr2" draw:name="Objet4" text:anchor-type="as-char" svg:y="-1.03cm" svg:width="2.078cm" svg:height="1.681cm" draw:z-index="1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    <text:p text:style-name="P10"><text:span text:style-name="T3"/></text:p>
          </table:table-cell>
        </table:table-row>
        <table:table-row>
          <table:table-cell table:style-name="Tableau2.A2" table:number-columns-spanned="2" office:value-type="string">
            <text:p text:style-name="P11">Variance de X : <draw:frame draw:style-name="fr1" draw:name="Objet5" text:anchor-type="as-char" svg:width="6.814cm" svg:height="1.73cm" draw:z-index="2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covered-table-cell/>
          <table:table-cell table:style-name="Tableau2.C2" office:value-type="string">
            <text:p text:style-name="P11">Variance de y :<draw:frame draw:style-name="fr1" draw:name="Objet6" text:anchor-type="as-char" svg:width="6.606cm" svg:height="1.73cm" draw:z-index="3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<text:p text:style-name="P11"/>
          </table:table-cell>
        </table:table-row>
        <table:table-row>
          <table:table-cell table:style-name="Tableau2.C2" table:number-columns-spanned="3" office:value-type="string">
            <text:p text:style-name="P10">Covariance de X et Y : <text:s text:c="6"/><draw:frame draw:style-name="fr1" draw:name="Objet1" text:anchor-type="as-char" svg:width="9.183cm" svg:height="1.73cm" draw:z-index="4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12">La pente de la droite : <draw:frame draw:style-name="fr1" draw:name="Objet2" text:anchor-type="as-char" svg:width="2.628cm" svg:height="1.085cm" draw:z-index="5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covered-table-cell/>
          <table:table-cell table:style-name="Tableau2.C2" office:value-type="string">
            <text:p text:style-name="P8"><text:span text:style-name="T8">b</text:span> se calcul<text:span text:style-name="T6">e</text:span> par <draw:frame draw:style-name="fr1" draw:name="Objet7" text:anchor-type="as-char" svg:width="1.912cm" svg:height="0.471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</table:table-row>
        <table:table-row>
          <table:table-cell table:style-name="Tableau2.C2" table:number-columns-spanned="3" office:value-type="string">
            <text:p text:style-name="P13"/>
            <text:p text:style-name="P13">Coefficient de corrélation <text:s text:c="7"/><draw:frame draw:style-name="fr1" draw:name="Objet9" text:anchor-type="as-char" svg:width="3.535cm" svg:height="1.124cm" draw:z-index="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covered-table-cell/>
          <table:covered-table-cell/>
        </table:table-row>
        <table:table-row>
          <table:table-cell table:style-name="Tableau2.A2" table:number-rows-spanned="3" office:value-type="string">
            <text:p text:style-name="P13">Résidus</text:p>
          </table:table-cell>
          <table:table-cell table:style-name="Tableau2.A2" office:value-type="string">
            <text:p text:style-name="P9">Total <text:span text:style-name="T7">des </text:span>R<text:span text:style-name="T7">ésidus </text:span>SCT</text:p>
          </table:table-cell>
          <table:table-cell table:style-name="Tableau2.C2" office:value-type="string">
            <text:p text:style-name="P8"><draw:frame draw:style-name="fr1" draw:name="Objet8" text:anchor-type="as-char" svg:width="3.298cm" svg:height="1.148cm" draw:z-index="8"><draw:object xlink:href="./Object 8" xlink:type="simple" xlink:show="embed" xlink:actuate="onLoad"/><draw:image xlink:href="./ObjectReplacements/Object 8" xlink:type="simple" xlink:show="embed" xlink:actuate="onLoad"/></draw:frame><text:s/><text:span text:style-name="T6">où </text:span><text:span text:style-name="T6"><draw:frame draw:style-name="fr1" draw:name="Objet10" text:anchor-type="as-char" svg:width="1.917cm" svg:height="0.584cm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13"><text:span text:style-name="T7">Résidus </text:span>Expliqués SCE</text:p>
          </table:table-cell>
          <table:table-cell table:style-name="Tableau2.C2" office:value-type="string">
            <text:p text:style-name="P8"><draw:frame draw:style-name="fr1" draw:name="Objet11" text:anchor-type="as-char" svg:width="3.291cm" svg:height="1.148cm" draw:z-index="10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</table:table-row>
        <table:table-row>
          <table:covered-table-cell table:style-name="Tableau2.A2"/>
          <table:table-cell table:style-name="Tableau2.A2" office:value-type="string">
            <text:p text:style-name="P13"><text:span text:style-name="T7">Résidus </text:span>Inex<text:span text:style-name="T3">pliqués ou variationnels </text:span><text:span text:style-name="T4">SCR</text:span></text:p>
          </table:table-cell>
          <table:table-cell table:style-name="Tableau2.C2" office:value-type="string">
            <text:p text:style-name="P8"><draw:frame draw:style-name="fr1" draw:name="Objet12" text:anchor-type="as-char" svg:width="3.268cm" svg:height="1.148cm" draw:z-index="11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</table:table-cell>
        </table:table-row>
        <table:table-row>
          <table:table-cell table:style-name="Tableau2.C2" table:number-columns-spanned="3" office:value-type="string">
            <text:p text:style-name="P6"/>
            <text:p text:style-name="P6">Coefficient de détermination : <draw:frame draw:style-name="fr1" draw:name="Objet13" text:anchor-type="as-char" svg:width="5.671cm" svg:height="1.004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covered-table-cell/>
          <table:covered-table-cell/>
        </table:table-row>
      </table:table>
      <text:p text:style-name="P2"/>
      <text:p text:style-name="P1"><text:soft-page-break/>1) Représenter graphiquement le nuage de points correspondant.</text:p>
      <text:p text:style-name="P1"/>
      <text:p text:style-name="P1"/>
      <text:p text:style-name="P1"/>
      <text:p text:style-name="P1"/>
      <text:p text:style-name="P1"/>
      <text:p text:style-name="P1"/>
      <text:p text:style-name="P1">2) Déterminer une équation de la droite de régression de y en x <text:span text:style-name="T1">par la méthode des moindres carrés</text:span>.</text:p>
      <text:p text:style-name="P1"/>
      <text:p text:style-name="P1"/>
      <text:p text:style-name="P1"/>
      <text:p text:style-name="P1"/>
      <text:p text:style-name="P1"/>
      <text:p text:style-name="P1">3) Calculer le coefficient de corrélation linéaire entre x et y. Commenter le résultat.</text:p>
      <text:p text:style-name="P1"/>
      <text:p text:style-name="P1"/>
      <text:p text:style-name="P1"/>
      <text:p text:style-name="P1"/>
      <text:p text:style-name="P1"/>
      <text:p text:style-name="P1">4) Quel nombre de stomates peut-on prévoir après 30 jours d’exposition au soleil ? après 60 jours ?</text:p>
      <text:p text:style-name="P1"/>
      <text:p text:style-name="P1"/>
      <text:p text:style-name="P1"/>
      <text:p text:style-name="P5"/>
      <text:p text:style-name="P5">5) Calculer les résidus SCT</text:p>
      <text:p text:style-name="P5"/>
      <text:p text:style-name="P5"/>
      <text:p text:style-name="P5"/>
      <text:p text:style-name="P5"/>
      <text:p text:style-name="P5">6) Calculer les résidus SCE</text:p>
      <text:p text:style-name="P5"/>
      <text:p text:style-name="P5"/>
      <text:p text:style-name="P5"/>
      <text:p text:style-name="P5"/>
      <text:p text:style-name="P5"/>
      <text:p text:style-name="P5">7) Calcule<text:span text:style-name="T3">r les coefficients de détermination</text:span></text:p>
      <text:p text:style-name="P5"><text:span text:style-name="T3"/></text:p>
      <text:p text:style-name="P5"><text:span text:style-name="T3"/></text:p>
      <text:p text:style-name="P5"/>
      <text:p text:style-name="P1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omic Sans MS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omic Sans MS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omic Sans MS" fo:font-family="'Comic Sans MS'" style:font-family-generic="script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omic Sans MS" fo:font-family="'Comic Sans MS'" style:font-family-generic="script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omic Sans MS" fo:font-family="'Comic Sans MS'" style:font-family-generic="script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5T08:45:50.155000000</meta:creation-date>
    <dc:date>2025-12-10T10:59:41.576000000</dc:date>
    <meta:editing-duration>PT10M16S</meta:editing-duration>
    <meta:editing-cycles>2</meta:editing-cycles>
    <meta:generator>LibreOffice/24.2.0.3$Windows_X86_64 LibreOffice_project/da48488a73ddd66ea24cf16bbc4f7b9c08e9bea1</meta:generator>
    <meta:document-statistic meta:table-count="2" meta:image-count="0" meta:object-count="13" meta:page-count="2" meta:paragraph-count="43" meta:word-count="193" meta:character-count="1086" meta:non-whitespace-character-count="889"/>
  </office:meta>
</office:document-meta>
</file>

<file path=Object 1/content.xml><?xml version="1.0" encoding="utf-8"?>
<math xmlns="http://www.w3.org/1998/Math/MathML" display="block">
  <semantics>
    <mrow>
      <mi mathvariant="italic">Cov</mi>
      <mrow>
        <mrow>
          <mo fence="true" form="prefix" stretchy="false">(</mo>
          <mrow>
            <mrow>
              <mi>X</mi>
              <mi>,</mi>
              <mi>Y</mi>
            </mrow>
          </mrow>
          <mo fence="true" form="postfix" stretchy="false">)</mo>
        </mrow>
        <mo stretchy="false">=</mo>
        <mfrac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row>
                  <mi>i</mi>
                  <mo stretchy="false">=</mo>
                  <mi>n</mi>
                </mrow>
              </munderover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 stretchy="false">¯</mo>
                    </mover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sub>
                    <mi>y</mi>
                    <mi>i</mi>
                  </msub>
                  <mo stretchy="false">−</mo>
                  <mover accent="true">
                    <mi>Y</mi>
                    <mo stretchy="false">¯</mo>
                  </mover>
                </mrow>
              </mrow>
              <mo fence="true" form="postfix" stretchy="false">)</mo>
            </mrow>
          </mrow>
          <mi>n</mi>
        </mfrac>
      </mrow>
      <mrow>
        <mspace width="2em"/>
        <mo stretchy="false">=</mo>
        <mspace width="2em"/>
      </mrow>
      <mfrac>
        <mn>1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row>
                <mi>i</mi>
                <mo stretchy="false">=</mo>
                <mi>n</mi>
              </mrow>
            </munderover>
            <msub>
              <mi>x</mi>
              <mi>i</mi>
            </msub>
          </mrow>
          <msub>
            <mi>y</mi>
            <mi>i</mi>
          </msub>
        </mrow>
        <mo stretchy="false">−</mo>
        <mover accent="true">
          <mi>X</mi>
          <mo stretchy="false">¯</mo>
        </mover>
      </mrow>
      <mover accent="true">
        <mi>Y</mi>
        <mo stretchy="false">¯</mo>
      </mover>
    </mrow>
    <annotation encoding="StarMath 5.0">Cov(  X, Y )= {sum from i=1 to i=n ( x_i -bar X )( y_i-bar Y )} over n~=~ 1 over n { sum from i=0 to i=n x_i y_i }-bar X bar Y</annotation>
  </semantics>
</math>
</file>

<file path=Object 10/content.xml><?xml version="1.0" encoding="utf-8"?>
<math xmlns="http://www.w3.org/1998/Math/MathML" display="block">
  <semantics>
    <mrow>
      <mover accent="true">
        <msub>
          <mi>Y</mi>
          <mi>i</mi>
        </msub>
        <mo stretchy="false">^</mo>
      </mover>
      <mo stretchy="false">=</mo>
      <mrow>
        <msub>
          <mi mathvariant="italic">aX</mi>
          <mi>i</mi>
        </msub>
        <mo stretchy="false">+</mo>
        <mi>b</mi>
      </mrow>
    </mrow>
    <annotation encoding="StarMath 5.0">hat Y_i =aX_i+b</annotation>
  </semantics>
</math>
</file>

<file path=Object 11/content.xml><?xml version="1.0" encoding="utf-8"?>
<math xmlns="http://www.w3.org/1998/Math/MathML" display="block">
  <semantics>
    <mrow>
      <mi mathvariant="italic">SCE</mi>
      <mo stretchy="false">=</mo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i>n</mi>
          </mrow>
        </munderover>
        <msup>
          <mrow>
            <mo fence="true" form="prefix" stretchy="false">(</mo>
            <mrow>
              <mrow>
                <mover accent="true">
                  <msub>
                    <mi>Y</mi>
                    <mi>i</mi>
                  </msub>
                  <mo stretchy="false">^</mo>
                </mover>
                <mo stretchy="false">−</mo>
                <mover accent="true">
                  <msub>
                    <mi>Y</mi>
                    <mi>i</mi>
                  </msub>
                  <mo stretchy="false">¯</mo>
                </mover>
              </mrow>
            </mrow>
            <mo fence="true" form="postfix" stretchy="false">)</mo>
          </mrow>
          <mn>2</mn>
        </msup>
      </mrow>
    </mrow>
    <annotation encoding="StarMath 5.0">SCE=sum from i=1 to i=n ( hat Y_i-bar Y_i )^2</annotation>
  </semantics>
</math>
</file>

<file path=Object 12/content.xml><?xml version="1.0" encoding="utf-8"?>
<math xmlns="http://www.w3.org/1998/Math/MathML" display="block">
  <semantics>
    <mrow>
      <mi mathvariant="italic">SCR</mi>
      <mo stretchy="false">=</mo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i>n</mi>
          </mrow>
        </munderover>
        <msup>
          <mrow>
            <mo fence="true" form="prefix" stretchy="false">(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i</mi>
                  </msub>
                  <mo stretchy="false">^</mo>
                </mover>
              </mrow>
            </mrow>
            <mo fence="true" form="postfix" stretchy="false">)</mo>
          </mrow>
          <mn>2</mn>
        </msup>
      </mrow>
    </mrow>
    <annotation encoding="StarMath 5.0">SCR=sum from i=1 to i=n (  Y_i-hat Y_i )^2</annotation>
  </semantics>
</math>
</file>

<file path=Object 13/content.xml><?xml version="1.0" encoding="utf-8"?>
<math xmlns="http://www.w3.org/1998/Math/MathML" display="block">
  <semantics>
    <mrow>
      <mrow>
        <msup>
          <mi>R</mi>
          <mn>2</mn>
        </msup>
        <mo stretchy="false">=</mo>
        <mspace width="2em"/>
      </mrow>
      <mrow>
        <mfrac>
          <mi mathvariant="italic">SCT</mi>
          <mi mathvariant="italic">SCR</mi>
        </mfrac>
        <mo stretchy="false">=</mo>
        <mspace width="2em"/>
      </mrow>
      <mfrac>
        <mrow>
          <mi mathvariant="italic">résidus</mi>
          <mspace width="2em"/>
          <mi mathvariant="italic">expliqués</mi>
        </mrow>
        <mrow>
          <mi mathvariant="italic">résidus</mi>
          <mspace width="2em"/>
          <mi mathvariant="italic">total</mi>
        </mrow>
      </mfrac>
    </mrow>
    <annotation encoding="StarMath 5.0">R^2=~SCT over SCR =~{ résidus~ expliqués } over {résidus ~total}</annotation>
  </semantics>
</math>
</file>

<file path=Object 2/content.xml><?xml version="1.0" encoding="utf-8"?>
<math xmlns="http://www.w3.org/1998/Math/MathML" display="block">
  <semantics>
    <mrow>
      <mi>a</mi>
      <mo stretchy="false">=</mo>
      <mfrac>
        <mrow>
          <mi mathvariant="italic">Cov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</mrow>
        <mrow>
          <mi mathvariant="italic">Var</mi>
          <mrow>
            <mo fence="true" form="prefix" stretchy="false">(</mo>
            <mrow>
              <mi>X</mi>
            </mrow>
            <mo fence="true" form="postfix" stretchy="false">)</mo>
          </mrow>
        </mrow>
      </mfrac>
    </mrow>
    <annotation encoding="StarMath 5.0">a= {Cov( X , Y )} over {Var(X  )}</annotation>
  </semantics>
</math>
</file>

<file path=Object 3/content.xml><?xml version="1.0" encoding="utf-8"?>
<math xmlns="http://www.w3.org/1998/Math/MathML" display="block">
  <semantics>
    <mrow>
      <mover accent="true">
        <mi>X</mi>
        <mo stretchy="false">¯</mo>
      </mover>
      <mrow>
        <mspace width="2em"/>
        <mo stretchy="false">=</mo>
        <mspace width="2em"/>
      </mrow>
      <mfrac>
        <mrow>
          <munderover>
            <mo stretchy="false">∑</mo>
            <mrow>
              <mi>i</mi>
              <mo stretchy="false">=</mo>
              <mn>1</mn>
            </mrow>
            <mrow>
              <mi>i</mi>
              <mo stretchy="false">=</mo>
              <mi>n</mi>
            </mrow>
          </munderover>
          <msub>
            <mi>x</mi>
            <mi>i</mi>
          </msub>
        </mrow>
        <mi>n</mi>
      </mfrac>
    </mrow>
    <annotation encoding="StarMath 5.0">bar X~=~sum from i=1 to i=n x_i over n</annotation>
  </semantics>
</math>
</file>

<file path=Object 4/content.xml><?xml version="1.0" encoding="utf-8"?>
<math xmlns="http://www.w3.org/1998/Math/MathML" display="block">
  <semantics>
    <mrow>
      <mover accent="true">
        <mi>Y</mi>
        <mo stretchy="false">¯</mo>
      </mover>
      <mrow>
        <mspace width="2em"/>
        <mo stretchy="false">=</mo>
        <mspace width="2em"/>
      </mrow>
      <mfrac>
        <mrow>
          <munderover>
            <mo stretchy="false">∑</mo>
            <mrow>
              <mi>i</mi>
              <mo stretchy="false">=</mo>
              <mn>1</mn>
            </mrow>
            <mrow>
              <mi>i</mi>
              <mo stretchy="false">=</mo>
              <mi>n</mi>
            </mrow>
          </munderover>
          <msub>
            <mi>y</mi>
            <mi>i</mi>
          </msub>
        </mrow>
        <mi>n</mi>
      </mfrac>
    </mrow>
    <annotation encoding="StarMath 5.0">bar Y~=~sum from i=1 to i=n y_i over n</annotation>
  </semantics>
</math>
</file>

<file path=Object 5/content.xml><?xml version="1.0" encoding="utf-8"?>
<math xmlns="http://www.w3.org/1998/Math/MathML" display="block">
  <semantics>
    <mrow>
      <mi mathvariant="italic">Var</mi>
      <mrow>
        <mo fence="true" form="prefix" stretchy="false">(</mo>
        <mrow>
          <mi>X</mi>
        </mrow>
        <mo fence="true" form="postfix" stretchy="false">)</mo>
      </mrow>
      <mrow>
        <mspace width="2em"/>
        <mo stretchy="false">=</mo>
        <mspace width="2em"/>
      </mrow>
      <mrow>
        <mfrac>
          <mrow>
            <munderover>
              <mo stretchy="false">∑</mo>
              <mrow>
                <mi>i</mi>
                <mo stretchy="false">=</mo>
                <mn>1</mn>
              </mrow>
              <mrow>
                <mi>i</mi>
                <mo stretchy="false">=</mo>
                <mi>n</mi>
              </mrow>
            </munderover>
            <msup>
              <mrow>
                <mo fence="true" form="prefix" stretchy="false">(</mo>
                <mrow>
                  <mrow>
                    <msub>
                      <mi>x</mi>
                      <mi>i</mi>
                    </msub>
                    <mo stretchy="false">−</mo>
                    <mover accent="true">
                      <mi>X</mi>
                      <mo stretchy="false">¯</mo>
                    </mover>
                  </mrow>
                </mrow>
                <mo fence="true" form="postfix" stretchy="false">)</mo>
              </mrow>
              <mn>2</mn>
            </msup>
          </mrow>
          <mi>n</mi>
        </mfrac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row>
              <mi>i</mi>
              <mo stretchy="false">=</mo>
              <mi>n</mi>
            </mrow>
          </munderover>
          <msubsup>
            <mi>x</mi>
            <mi>i</mi>
            <mn>2</mn>
          </msubsup>
        </mrow>
        <mo stretchy="false">−</mo>
        <msup>
          <mover accent="true">
            <mi>X</mi>
            <mo stretchy="false">¯</mo>
          </mover>
          <mn>2</mn>
        </msup>
      </mrow>
    </mrow>
    <annotation encoding="StarMath 5.0">Var( X )~=~{sum  from i=1 to i=n (x_i- bar X)^2} over n =1 over n {  sum from i=1 to i=n x_i^2 }-{bar X}^2</annotation>
  </semantics>
</math>
</file>

<file path=Object 6/content.xml><?xml version="1.0" encoding="utf-8"?>
<math xmlns="http://www.w3.org/1998/Math/MathML" display="block">
  <semantics>
    <mrow>
      <mi mathvariant="italic">Var</mi>
      <mrow>
        <mo fence="true" form="prefix" stretchy="false">(</mo>
        <mrow>
          <mi>Y</mi>
        </mrow>
        <mo fence="true" form="postfix" stretchy="false">)</mo>
      </mrow>
      <mrow>
        <mspace width="2em"/>
        <mo stretchy="false">=</mo>
        <mspace width="2em"/>
      </mrow>
      <mrow>
        <mfrac>
          <mrow>
            <munderover>
              <mo stretchy="false">∑</mo>
              <mrow>
                <mi>i</mi>
                <mo stretchy="false">=</mo>
                <mn>1</mn>
              </mrow>
              <mrow>
                <mi>i</mi>
                <mo stretchy="false">=</mo>
                <mi>n</mi>
              </mrow>
            </munderover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over accent="true">
                      <mi>Y</mi>
                      <mo stretchy="false">¯</mo>
                    </mover>
                  </mrow>
                </mrow>
                <mo fence="true" form="postfix" stretchy="false">)</mo>
              </mrow>
              <mn>2</mn>
            </msup>
          </mrow>
          <mi>n</mi>
        </mfrac>
        <mo stretchy="false">=</mo>
        <mfrac>
          <mn>1</mn>
          <mi>n</mi>
        </mfrac>
      </mrow>
      <mrow>
        <mrow>
          <munderover>
            <mo stretchy="false">∑</mo>
            <mrow>
              <mi>i</mi>
              <mo stretchy="false">=</mo>
              <mn>1</mn>
            </mrow>
            <mrow>
              <mi>i</mi>
              <mo stretchy="false">=</mo>
              <mi>n</mi>
            </mrow>
          </munderover>
          <msubsup>
            <mi>y</mi>
            <mi>i</mi>
            <mn>2</mn>
          </msubsup>
        </mrow>
        <mo stretchy="false">−</mo>
        <msup>
          <mover accent="true">
            <mi>Y</mi>
            <mo stretchy="false">¯</mo>
          </mover>
          <mn>2</mn>
        </msup>
      </mrow>
    </mrow>
    <annotation encoding="StarMath 5.0">Var(Y )~=~sum from i=1 to i=n {( y_i-bar Y )^2 } over n =1 over n {  sum from i=1 to i=n y_i^2 }-{bar Y}^2</annotation>
  </semantics>
</math>
</file>

<file path=Object 7/content.xml><?xml version="1.0" encoding="utf-8"?>
<math xmlns="http://www.w3.org/1998/Math/MathML" display="block">
  <semantics>
    <mrow>
      <mrow>
        <mi>b</mi>
        <mo stretchy="false">=</mo>
        <mrow>
          <mover accent="true">
            <mi>Y</mi>
            <mo stretchy="false">¯</mo>
          </mover>
          <mo stretchy="false">−</mo>
          <mi>a</mi>
        </mrow>
      </mrow>
      <mover accent="true">
        <mi>X</mi>
        <mo stretchy="false">¯</mo>
      </mover>
    </mrow>
    <annotation encoding="StarMath 5.0">b= bar Y -a bar X</annotation>
  </semantics>
</math>
</file>

<file path=Object 8/content.xml><?xml version="1.0" encoding="utf-8"?>
<math xmlns="http://www.w3.org/1998/Math/MathML" display="block">
  <semantics>
    <mrow>
      <mi mathvariant="italic">SCT</mi>
      <mo stretchy="false">=</mo>
      <mrow>
        <munderover>
          <mo stretchy="false">∑</mo>
          <mrow>
            <mi>i</mi>
            <mo stretchy="false">=</mo>
            <mn>1</mn>
          </mrow>
          <mrow>
            <mi>i</mi>
            <mo stretchy="false">=</mo>
            <mi>n</mi>
          </mrow>
        </munderover>
        <msup>
          <mrow>
            <mo fence="true" form="prefix" stretchy="false">(</mo>
            <mrow>
              <mrow>
                <msub>
                  <mi>Y</mi>
                  <mi>i</mi>
                </msub>
                <mo stretchy="false">−</mo>
                <mover accent="true">
                  <msub>
                    <mi>Y</mi>
                    <mi>i</mi>
                  </msub>
                  <mo stretchy="false">¯</mo>
                </mover>
              </mrow>
            </mrow>
            <mo fence="true" form="postfix" stretchy="false">)</mo>
          </mrow>
          <mn>2</mn>
        </msup>
      </mrow>
    </mrow>
    <annotation encoding="StarMath 5.0">SCT=sum from i=1 to i=n ( Y_i-bar Y_i )^2</annotation>
  </semantics>
</math>
</file>

<file path=Object 9/content.xml><?xml version="1.0" encoding="utf-8"?>
<math xmlns="http://www.w3.org/1998/Math/MathML" display="block">
  <semantics>
    <mrow>
      <mi>r</mi>
      <mo stretchy="false">=</mo>
      <mfrac>
        <mrow>
          <mi mathvariant="italic">Cov</mi>
          <mrow>
            <mo fence="true" form="prefix" stretchy="false">(</mo>
            <mrow>
              <mrow>
                <mi>X</mi>
                <mi>,</mi>
                <mi>Y</mi>
              </mrow>
            </mrow>
            <mo fence="true" form="postfix" stretchy="false">)</mo>
          </mrow>
        </mrow>
        <msqrt>
          <mrow>
            <mi mathvariant="italic">var</mi>
            <mrow>
              <mo fence="true" form="prefix" stretchy="false">(</mo>
              <mrow>
                <mi>X</mi>
              </mrow>
              <mo fence="true" form="postfix" stretchy="false">)</mo>
            </mrow>
            <mi mathvariant="italic">var</mi>
            <mrow>
              <mo fence="true" form="prefix" stretchy="false">(</mo>
              <mrow>
                <mi>Y</mi>
              </mrow>
              <mo fence="true" form="postfix" stretchy="false">)</mo>
            </mrow>
          </mrow>
        </msqrt>
      </mfrac>
    </mrow>
    <annotation encoding="StarMath 5.0">r= {Cov ( X , Y)} over sqrt{  var(X) var(Y)}</annotation>
  </semantics>
</math>
</file>